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Resumo – Apresentação:</text:p>
      <text:p text:style-name="P1">Introdução aos Sistemas Robóticos II</text:p>
      <text:p text:style-name="Standard"/>
      <text:p text:style-name="Standard"/>
      <text:p text:style-name="Standard"/>
      <text:p text:style-name="P2"><text:tab/>A robótica inteligente é amplamente encontrada na ficção científica porém a realidade ainda está muito distante do comportamento visionário dos robôs. Apesar de muitos robôs atuais apresentarem aparência já bem sofisticada o que ainda se encontra muito distante é a sua autonomia.</text:p>
      <text:p text:style-name="P2">Boa parte do desenvolvimento dos robôs inteligentes derivou para o âmbito do entretenimento, porém ainda assim representam grandes contribuições para a pesquisa e desenvolvimento da robótica utilitária. </text:p>
      <text:p text:style-name="P2"><text:tab/>Cada vez mais se ouve falar e se vê os sistemas robóticos sendo introduzidos no dia a dia, como por exemplo o robô aspirador de pó Roomba da iRobot, para variadas tarefas domésticas ou industriais. Mesmo o grau de sofisticação dos sistemas autônomos produzidos em larga escala ainda sendo limitados, a sua realidade como produto comercial não se pode mais ignorar. A robótica além de visionária é um novo mercado que se abre e até mesmo um novo padrão de relacionamento das pessoas com as máquinas.</text:p>
      <text:p text:style-name="P2"><text:tab/>Este aspecto torna a capacitação profissional para o desenvolvimento deste tipo de equipamento uma necessidade e uma grande oportunidade, empresas estão surgindo em torno deste mercado e a aceitação da robótica inteligente como ferramenta de negócio já é visível.</text:p>
      <text:p text:style-name="P2"><text:tab/>Os robôs são basicamente construídos com um conjunto de sensores e atuadores. Os sensores são genericamente instrumentos de recepção e medição de sinais, sinais estes podendo ser eletromagnéticos ou mesmo mecânicos. Os sensores são fortemente influenciados por variações e interferências nesta recepção dos sinais provocando ruídos e erros de leituras. Estes erros afetam a interpretação dos dados por um sistema autônomo conduzindo-o a certos comportamentos equivocados, levando na prática à necessidade de utilização de unidades sensoriais redundantes e até mesmo de diferentes espectros de sinais para garantir uma certa robustez do sistema.</text:p>
      <text:p text:style-name="P2"><text:tab/>Os sensores mais potenciais são aqueles que permitem extrair uma certa “visão” do ambiente sendo comumente utilizadas câmeras de vídeo e sensores baseados em lazer. Estes sensores permitem “enxergar” o ambiente de forma mais global, que para a navegação autônoma é de grande importância, porém, bons algoritmos de tratamento das informações provenientes destes equipamentos são necessários, e grande parte deles estão atrelados a um custo computacional elevado.</text:p>
      <text:p text:style-name="P2"><text:tab/>Para desenvolver robôs móveis autônomos o teste é uma necessidade constante e é neste contexto que os ambientes simulados representam ferramentas de grande importância. Os simuladores que garantem condições próximas às reais e simulam efeitos físicos dos objetos garantem um certo realismo que permite um melhor ajuste dos sistemas de controle. A aplicação prática de experimentos em ambientes reais pode ser em casos inviabilizada por diversas questões técnicas ou mesmo impróprias (ex. combate à incêndios), tendo nestes casos a simulação um papel cruci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afael Luiz Kla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15:23:05.59</meta:creation-date>
    <dc:date>2012-04-10T10:24:00.02</dc:date>
    <meta:editing-duration>PT3H55M48S</meta:editing-duration>
    <meta:editing-cycles>7</meta:editing-cycles>
    <meta:generator>LibreOffice/3.4$Win32 LibreOffice_project/340m1$Build-103</meta:generator>
    <meta:document-statistic meta:table-count="0" meta:image-count="0" meta:object-count="0" meta:page-count="1" meta:paragraph-count="0" meta:word-count="447" meta:character-count="2989" meta:non-whitespace-character-count="2545"/>
  </office:meta>
</office:document-meta>
</file>